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762cm" svg:x="1.254cm" svg:y="10.525cm">
          <text:p text:style-name="P1"><text:span text:style-name="T1">SingleVort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8.874cm" svg:y="9.763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8.747cm">
          <text:p text:style-name="P1"><text:span text:style-name="T1">Src_2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9.763cm">
          <text:p text:style-name="P1"><text:span text:style-name="T1">Src_3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10.779cm">
          <text:p text:style-name="P1"><text:span text:style-name="T1">Src_n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5.953cm" svg:y="4.302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8.747cm">
          <text:p text:style-name="P1"><text:span text:style-name="T1">Src_2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.381cm" svg:y="4.302cm">
          <text:p text:style-name="P1"><text:span text:style-name="T1">amr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4.302cm">
          <text:p text:style-name="P1"><text:span text:style-name="T1">Boundary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5.318cm">
          <text:p text:style-name="P1"><text:span text:style-name="T1">Bas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3.286cm">
          <text:p text:style-name="P1"><text:span text:style-name="T1">AmrCor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0.762cm" svg:x="4.302cm" svg:y="7.096cm">
          <text:p text:style-name="P1"><text:span text:style-name="T1">Tutorials/Amr/Advection_AmrLevel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3.159cm" svg:y="8.874cm">
          <text:p text:style-name="P1"><text:span text:style-name="T1">Exec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29cm" svg:y1="4.683cm" svg:x2="5.953cm" svg:y2="4.683cm">
          <text:p/>
        </draw:line>
        <draw:line draw:style-name="gr2" draw:text-style-name="P1" draw:layer="layout" svg:x1="9.001cm" svg:y1="4.683cm" svg:x2="10.398cm" svg:y2="4.683cm">
          <text:p/>
        </draw:line>
        <draw:line draw:style-name="gr2" draw:text-style-name="P1" draw:layer="layout" svg:x1="9.509cm" svg:y1="5.699cm" svg:x2="10.398cm" svg:y2="5.699cm">
          <text:p/>
        </draw:line>
        <draw:line draw:style-name="gr2" draw:text-style-name="P1" draw:layer="layout" svg:x1="9.509cm" svg:y1="3.667cm" svg:x2="10.398cm" svg:y2="3.667cm">
          <text:p/>
        </draw:line>
        <draw:line draw:style-name="gr3" draw:text-style-name="P1" draw:layer="layout" svg:x1="9.509cm" svg:y1="1.635cm" svg:x2="9.509cm" svg:y2="5.699cm">
          <text:p/>
        </draw:line>
        <draw:line draw:style-name="gr2" draw:text-style-name="P1" draw:layer="layout" svg:x1="11.922cm" svg:y1="10.144cm" svg:x2="13.319cm" svg:y2="10.144cm">
          <text:p/>
        </draw:line>
        <draw:line draw:style-name="gr2" draw:text-style-name="P1" draw:layer="layout" svg:x1="12.43cm" svg:y1="11.16cm" svg:x2="13.319cm" svg:y2="11.16cm">
          <text:p/>
        </draw:line>
        <draw:line draw:style-name="gr2" draw:text-style-name="P1" draw:layer="layout" svg:x1="12.43cm" svg:y1="9.128cm" svg:x2="13.319cm" svg:y2="9.128cm">
          <text:p/>
        </draw:line>
        <draw:line draw:style-name="gr3" draw:text-style-name="P1" draw:layer="layout" svg:x1="12.43cm" svg:y1="9.128cm" svg:x2="12.43cm" svg:y2="11.16cm">
          <text:p/>
        </draw:line>
        <draw:line draw:style-name="gr3" draw:text-style-name="P1" draw:layer="layout" svg:x1="2.778cm" svg:y1="5.064cm" svg:x2="2.778cm" svg:y2="7.477cm">
          <text:p/>
        </draw:line>
        <draw:line draw:style-name="gr2" draw:text-style-name="P1" draw:layer="layout" svg:x1="4.683cm" svg:y1="7.858cm" svg:x2="4.683cm" svg:y2="8.874cm">
          <text:p/>
        </draw:line>
        <draw:line draw:style-name="gr2" draw:text-style-name="P1" draw:layer="layout" svg:x1="3.921cm" svg:y1="9.636cm" svg:x2="3.921cm" svg:y2="10.525cm">
          <text:p/>
        </draw:line>
        <draw:line draw:style-name="gr2" draw:text-style-name="P1" draw:layer="layout" svg:x1="10.398cm" svg:y1="7.858cm" svg:x2="10.398cm" svg:y2="9.763cm">
          <text:p/>
        </draw:line>
        <draw:line draw:style-name="gr2" draw:text-style-name="P1" draw:layer="layout" svg:x1="2.778cm" svg:y1="7.477cm" svg:x2="4.302cm" svg:y2="7.477cm">
          <text:p/>
        </draw:line>
        <draw:line draw:style-name="gr2" draw:text-style-name="P1" draw:layer="layout" svg:x1="5.445cm" svg:y1="9.636cm" svg:x2="5.445cm" svg:y2="10.525cm">
          <text:p/>
        </draw:line>
        <draw:custom-shape draw:style-name="gr1" draw:text-style-name="P2" draw:layer="layout" svg:width="3.302cm" svg:height="0.762cm" svg:x="4.81cm" svg:y="10.525cm">
          <text:p text:style-name="P1"><text:span text:style-name="T1">UniformVelocity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2.27cm">
          <text:p text:style-name="P1"><text:span text:style-name="T1">Amr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2.651cm" svg:x2="10.398cm" svg:y2="2.651cm">
          <text:p/>
        </draw:line>
        <draw:custom-shape draw:style-name="gr1" draw:text-style-name="P2" draw:layer="layout" svg:width="3.048cm" svg:height="0.762cm" svg:x="10.398cm" svg:y="1.254cm">
          <text:p text:style-name="P1"><text:span text:style-name="T1">Particle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1.635cm" svg:x2="10.398cm" svg:y2="1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23:38.328567240</meta:creation-date>
    <dc:date>2017-06-22T17:18:53.953956616</dc:date>
    <meta:editing-duration>PT7M43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